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vis-Putnam in Pyth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Zackary Rutfield</text:p>
            <text:p>Intermediate Logic</text:p>
            <text:p>Final Projec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 input</text:p>
              </text:list-item>
              <text:list-item>
                <text:p>Convert to CNF</text:p>
              </text:list-item>
              <text:list-item>
                <text:p>Separate CNF statements into disjunctions</text:p>
              </text:list-item>
              <text:list-item>
                <text:p>Convert disjunctions into clauses</text:p>
              </text:list-item>
              <text:list-item>
                <text:p>Construct Davis-Putnam tree</text:p>
              </text:list-item>
              <text:list-item>
                <text:p>Determine if all branches close</text:p>
              </text:list-item>
              <text:list-item>
                <text:p>If not all branches close, display a path leading to an open 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ert to C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input <text:span text:style-name="T1">φ</text:span><text:span text:style-name="T2"> is an atomic sentence, return </text:span><text:span text:style-name="T1">φ</text:span></text:p>
              </text:list-item>
              <text:list-item>
                <text:p><text:span text:style-name="T1">If input φ is a negation:</text:span></text:p>
                <text:list>
                  <text:list-item>
                    <text:p><text:span text:style-name="T1">If φ is the negation of an atomic sentence, return φ</text:span></text:p>
                  </text:list-item>
                  <text:list-item>
                    <text:p><text:span text:style-name="T1">If φ is of the form ¬¬Ψ, return CNF(Ψ)</text:span></text:p>
                  </text:list-item>
                  <text:list-item>
                    <text:p><text:span text:style-name="T1">If φ is of the form ¬(Ψ∧χ), return CNF(¬Ψ∨¬χ)</text:span></text:p>
                  </text:list-item>
                  <text:list-item>
                    <text:p><text:span text:style-name="T1">If φ is of the form ¬(Ψ∨χ), return CNF(¬Ψ∧¬χ)</text:span></text:p>
                  </text:list-item>
                  <text:list-item>
                    <text:p><text:span text:style-name="T1">If φ is of the form ¬(Ψ→χ), return CNF(Ψ∧¬χ)</text:span></text:p>
                  </text:list-item>
                  <text:list-item>
                    <text:p><text:span text:style-name="T1">If φ is of the form ¬(Ψ↔χ), return </text:span></text:p>
                    <text:list>
                      <text:list-header>
                        <text:p><text:span text:style-name="T1">CNF( (¬Ψ∧¬χ)∨(Ψ∧χ)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ert to CNF (cont.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f input <text:span text:style-name="T1">φ is of the form Ψ∧χ, return </text:span></text:p>
                <text:list>
                  <text:list-header>
                    <text:p><text:span text:style-name="T1">CNF(Ψ)∧CNF(χ)</text:span></text:p>
                  </text:list-header>
                </text:list>
              </text:list-item>
              <text:list-item>
                <text:p><text:span text:style-name="T1">If input φ is of the form Ψ∨χ, then we take </text:span></text:p>
                <text:list>
                  <text:list-header>
                    <text:p><text:span text:style-name="T1">CNF(Ψ) and CNF(χ) and distribute them over the ∨</text:span></text:p>
                  </text:list-header>
                </text:list>
              </text:list-item>
              <text:list-item>
                <text:p><text:span text:style-name="T1">If input φ is of the form Ψ→χ, return </text:span></text:p>
                <text:list>
                  <text:list-header>
                    <text:p><text:span text:style-name="T1">CNF(¬Ψ∨χ)</text:span></text:p>
                  </text:list-header>
                </text:list>
              </text:list-item>
              <text:list-item>
                <text:p><text:span text:style-name="T1">If input φ is of the form Ψ↔χ, return</text:span></text:p>
                <text:list>
                  <text:list-header>
                    <text:p><text:span text:style-name="T1">CNF((¬Ψ∨χ)∧(Ψ∨¬χ)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tructing the Tr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ick an arbitrary variable from the set of unresolved variables</text:p>
              </text:list-item>
              <text:list-item>
                <text:p>Construct child nodes by resolution with the chosen variable on one side and the negation of the variable on the other</text:p>
              </text:list-item>
              <text:list-item>
                <text:p>If the set of clauses for a node contains the empty set, mark it as closed</text:p>
              </text:list-item>
              <text:list-item>
                <text:p>If the set of clauses is the empty set, leave it as op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ture Develop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tend for first order logic</text:p>
              </text:list-item>
              <text:list-item>
                <text:p>Improve GUI/fix minor GUI bugs</text:p>
              </text:list-item>
              <text:list-item>
                <text:p>Extend to verify user inp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3T17:50:02.639722534</meta:creation-date>
    <dc:date>2014-05-05T21:11:02.481742955</dc:date>
    <meta:editing-duration>PT14M20S</meta:editing-duration>
    <meta:editing-cycles>5</meta:editing-cycles>
    <meta:generator>LibreOffice/4.2.3.3$Linux_X86_64 LibreOffice_project/420m0$Build-3</meta:generator>
    <meta:document-statistic meta:object-count="49"/>
  </office:meta>
</office:document-meta>
</file>